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148.13mm"/>
    </style:style>
    <style:style style:name="co4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Cas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CID</text:p>
          </table:table-cell>
          <table:table-cell office:value-type="string" calcext:value-type="string">
            <text:p>Runmode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/>
        </table:table-row>
      </table:table>
      <table:table table:name="keyword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C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<text:a xlink:href="https://qa.taxilla.com/login" xlink:type="simple">https://qa.taxilla.com/login</text:a>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//input[@id='userId'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//input[@id='userPassword'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mit</text:p>
          </table:table-cell>
          <table:table-cell office:value-type="string" calcext:value-type="string">
            <text:p>//button[@class='mat-focus-indicator mat-raised-button mat-button-base mat-primary']</text:p>
          </table:table-cell>
          <table:table-cell/>
        </table:table-row>
      </table:table>
      <table:table table:name="dat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7:19:17.468835277</meta:creation-date>
    <dc:date>2021-02-09T19:52:45.834224651</dc:date>
    <meta:editing-duration>PT2H23M15S</meta:editing-duration>
    <meta:editing-cycles>4</meta:editing-cycles>
    <meta:generator>LibreOffice/6.0.7.3$Linux_X86_64 LibreOffice_project/00m0$Build-3</meta:generator>
    <meta:document-statistic meta:table-count="3" meta:cell-count="18" meta:object-count="0"/>
  </office:meta>
</office:document-meta>
</file>